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работа 4</text:p>
      <text:p text:style-name="P5">Выполнил студент группы 4.3 ФВТ Уваров Михаил</text:p>
      <text:p text:style-name="P5">Название: Естественная сортировка слиянием<text:span text:style-name="T1">.</text:span></text:p>
      <text:list xml:id="list1026292810" text:style-name="L1">
        <text:list-header>
          <text:p text:style-name="P7">Задание:</text:p>
          <text:p text:style-name="P8">Реализовать сортировку слиянием для массивов и файлов.</text:p>
        </text:list-header>
      </text:list>
      <text:p text:style-name="P4">Ход работы:</text:p>
      <text:p text:style-name="P2">Исходный код доступен:</text:p>
      <text:p text:style-name="P1">https://github.com/freeakk/merge_sort</text:p>
      <text:p text:style-name="P2"/>
      <text:p text:style-name="P3">Ход работы и вывод:</text:p>
      <text:p text:style-name="P2">Сортировка слиянием требует выделения дополнительного пространства и подходит для сортировки больших файл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45S</meta:editing-duration>
    <meta:editing-cycles>11</meta:editing-cycles>
    <meta:generator>LibreOffice/3.4$Linux LibreOffice_project/340m1$Build-502</meta:generator>
    <dc:date>2012-04-23T19:16:26</dc:date>
    <meta:document-statistic meta:table-count="0" meta:image-count="0" meta:object-count="0" meta:page-count="1" meta:paragraph-count="10" meta:word-count="44" meta:character-count="368" meta:non-whitespace-character-count="334"/>
    <meta:user-defined meta:name="Info 1"/>
    <meta:user-defined meta:name="Info 2"/>
    <meta:user-defined meta:name="Info 3"/>
    <meta:user-defined meta:name="Info 4"/>
  </office:meta>
</office:document-meta>
</file>